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7979in" table:align="center" style:may-break-between-rows="false"/>
    </style:style>
    <style:style style:name="Table1.A" style:family="table-column">
      <style:table-column-properties style:column-width="2.1896in"/>
    </style:style>
    <style:style style:name="Table1.B" style:family="table-column">
      <style:table-column-properties style:column-width="0.6361in"/>
    </style:style>
    <style:style style:name="Table1.C" style:family="table-column">
      <style:table-column-properties style:column-width="0.6931in"/>
    </style:style>
    <style:style style:name="Table1.D" style:family="table-column">
      <style:table-column-properties style:column-width="3.2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left" style:may-break-between-rows="false"/>
    </style:style>
    <style:style style:name="Table2.A" style:family="table-column">
      <style:table-column-properties style:column-width="0.8611in"/>
    </style:style>
    <style:style style:name="Table2.B" style:family="table-column">
      <style:table-column-properties style:column-width="1.1229in"/>
    </style:style>
    <style:style style:name="Table2.C" style:family="table-column">
      <style:table-column-properties style:column-width="1.2264in"/>
    </style:style>
    <style:style style:name="Table2.D" style:family="table-column">
      <style:table-column-properties style:column-width="0.6896in"/>
    </style:style>
    <style:style style:name="Table2.E" style:family="table-column">
      <style:table-column-properties style:column-width="3.0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E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fo:font-style="italic" officeooo:paragraph-rsid="001cf565" style:font-style-asian="italic" style:font-style-complex="italic"/>
    </style:style>
    <style:style style:name="P2" style:family="paragraph" style:parent-style-name="Standard">
      <style:text-properties officeooo:paragraph-rsid="001cf565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officeooo:paragraph-rsid="001e9075"/>
    </style:style>
    <style:style style:name="P5" style:family="paragraph" style:parent-style-name="Standard">
      <style:text-properties officeooo:paragraph-rsid="0020368e"/>
    </style:style>
    <style:style style:name="P6" style:family="paragraph" style:parent-style-name="Standard">
      <style:text-properties officeooo:paragraph-rsid="002555c6"/>
    </style:style>
    <style:style style:name="P7" style:family="paragraph" style:parent-style-name="Standard">
      <style:text-properties officeooo:paragraph-rsid="0025cb80"/>
    </style:style>
    <style:style style:name="P8" style:family="paragraph" style:parent-style-name="Text_20_body">
      <style:text-properties officeooo:paragraph-rsid="002293a8"/>
    </style:style>
    <style:style style:name="P9" style:family="paragraph" style:parent-style-name="Text_20_body">
      <style:text-properties officeooo:paragraph-rsid="00244e0c"/>
    </style:style>
    <style:style style:name="P10" style:family="paragraph" style:parent-style-name="Text_20_body">
      <style:text-properties officeooo:paragraph-rsid="002555c6"/>
    </style:style>
    <style:style style:name="P11" style:family="paragraph" style:parent-style-name="Text_20_body">
      <style:text-properties officeooo:paragraph-rsid="0025cb80"/>
    </style:style>
    <style:style style:name="P12" style:family="paragraph" style:parent-style-name="Text_20_body">
      <style:text-properties officeooo:paragraph-rsid="002b2b4b"/>
    </style:style>
    <style:style style:name="P13" style:family="paragraph" style:parent-style-name="Table_20_Contents">
      <style:text-properties officeooo:paragraph-rsid="001e9075"/>
    </style:style>
    <style:style style:name="P14" style:family="paragraph" style:parent-style-name="Standard">
      <style:text-properties officeooo:rsid="001cf565" officeooo:paragraph-rsid="001cf565"/>
    </style:style>
    <style:style style:name="P15" style:family="paragraph" style:parent-style-name="Standard" style:list-style-name="L1">
      <style:text-properties officeooo:rsid="001cf565" officeooo:paragraph-rsid="001cf565"/>
    </style:style>
    <style:style style:name="P16" style:family="paragraph" style:parent-style-name="Standard" style:list-style-name="L1">
      <style:text-properties officeooo:rsid="002555c6" officeooo:paragraph-rsid="002555c6"/>
    </style:style>
    <style:style style:name="P17" style:family="paragraph" style:parent-style-name="Standard" style:list-style-name="L2">
      <style:text-properties officeooo:rsid="002555c6" officeooo:paragraph-rsid="002555c6"/>
    </style:style>
    <style:style style:name="P18" style:family="paragraph" style:parent-style-name="Standard">
      <style:text-properties officeooo:rsid="002555c6" officeooo:paragraph-rsid="002555c6"/>
    </style:style>
    <style:style style:name="P19" style:family="paragraph" style:parent-style-name="Standard">
      <style:text-properties fo:font-style="normal" officeooo:rsid="002555c6" officeooo:paragraph-rsid="002555c6" style:font-style-asian="normal" style:font-style-complex="normal"/>
    </style:style>
    <style:style style:name="P20" style:family="paragraph" style:parent-style-name="Standard">
      <style:text-properties officeooo:rsid="0025cb80" officeooo:paragraph-rsid="0025cb80"/>
    </style:style>
    <style:style style:name="P21" style:family="paragraph" style:parent-style-name="Text_20_body">
      <style:text-properties fo:font-style="normal" officeooo:rsid="0020368e" officeooo:paragraph-rsid="0020368e" style:font-style-asian="normal" style:font-style-complex="normal"/>
    </style:style>
    <style:style style:name="P22" style:family="paragraph" style:parent-style-name="Text_20_body" style:list-style-name="L4">
      <style:text-properties fo:font-style="normal" officeooo:rsid="0020368e" officeooo:paragraph-rsid="0020368e" style:font-style-asian="normal" style:font-style-complex="normal"/>
    </style:style>
    <style:style style:name="P23" style:family="paragraph" style:parent-style-name="Text_20_body">
      <style:text-properties fo:font-style="normal" officeooo:rsid="0025cb80" officeooo:paragraph-rsid="0025cb80" style:font-style-asian="normal" style:font-style-complex="normal"/>
    </style:style>
    <style:style style:name="P24" style:family="paragraph" style:parent-style-name="Text_20_body" style:list-style-name="L5">
      <style:text-properties fo:font-style="normal" officeooo:rsid="0027e205" officeooo:paragraph-rsid="0027e205" style:font-style-asian="normal" style:font-style-complex="normal"/>
    </style:style>
    <style:style style:name="P25" style:family="paragraph" style:parent-style-name="Text_20_body">
      <style:text-properties fo:font-style="normal" officeooo:rsid="002b2b4b" officeooo:paragraph-rsid="002b2b4b" style:font-style-asian="normal" style:font-style-complex="normal"/>
    </style:style>
    <style:style style:name="P26" style:family="paragraph" style:parent-style-name="Text_20_body">
      <style:text-properties fo:font-style="normal" officeooo:rsid="0024eea9" officeooo:paragraph-rsid="0024eea9" style:font-style-asian="normal" style:font-style-complex="normal"/>
    </style:style>
    <style:style style:name="P27" style:family="paragraph" style:parent-style-name="Text_20_body" style:list-style-name="L6">
      <style:text-properties fo:font-style="normal" officeooo:rsid="0024eea9" officeooo:paragraph-rsid="0024eea9" style:font-style-asian="normal" style:font-style-complex="normal"/>
    </style:style>
    <style:style style:name="P28" style:family="paragraph" style:parent-style-name="Text_20_body" style:list-style-name="L7">
      <style:text-properties fo:font-style="normal" officeooo:rsid="0024eea9" officeooo:paragraph-rsid="0024eea9" style:font-style-asian="normal" style:font-style-complex="normal"/>
    </style:style>
    <style:style style:name="P29" style:family="paragraph" style:parent-style-name="Text_20_body" style:list-style-name="L4">
      <style:text-properties fo:font-style="normal" fo:font-weight="normal" officeooo:rsid="00222f6c" officeooo:paragraph-rsid="00222f6c" style:font-style-asian="normal" style:font-weight-asian="normal" style:font-style-complex="normal" style:font-weight-complex="normal"/>
    </style:style>
    <style:style style:name="P30" style:family="paragraph" style:parent-style-name="Text_20_body" style:list-style-name="L3">
      <style:text-properties officeooo:paragraph-rsid="0020368e"/>
    </style:style>
    <style:style style:name="P31" style:family="paragraph" style:parent-style-name="Text_20_body" style:list-style-name="L3">
      <style:text-properties officeooo:paragraph-rsid="00222f6c"/>
    </style:style>
    <style:style style:name="P32" style:family="paragraph" style:parent-style-name="Text_20_body" style:list-style-name="L4">
      <style:text-properties officeooo:paragraph-rsid="00222f6c"/>
    </style:style>
    <style:style style:name="P33" style:family="paragraph" style:parent-style-name="Text_20_body" style:list-style-name="L6">
      <style:text-properties officeooo:paragraph-rsid="0024eea9"/>
    </style:style>
    <style:style style:name="P34" style:family="paragraph" style:parent-style-name="Text_20_body" style:list-style-name="L7">
      <style:text-properties officeooo:paragraph-rsid="0024eea9"/>
    </style:style>
    <style:style style:name="P35" style:family="paragraph" style:parent-style-name="Heading_20_5">
      <style:text-properties officeooo:rsid="001cf565" officeooo:paragraph-rsid="001cf565"/>
    </style:style>
    <style:style style:name="P36" style:family="paragraph" style:parent-style-name="Heading_20_5">
      <style:text-properties fo:font-style="normal" officeooo:rsid="002555c6" officeooo:paragraph-rsid="002555c6" style:font-style-asian="normal" style:font-style-complex="normal"/>
    </style:style>
    <style:style style:name="P37" style:family="paragraph" style:parent-style-name="Heading_20_5">
      <style:text-properties fo:font-style="normal" officeooo:rsid="0020368e" style:font-style-asian="normal" style:font-style-complex="normal"/>
    </style:style>
    <style:style style:name="P38" style:family="paragraph" style:parent-style-name="Heading_20_5">
      <style:text-properties fo:font-style="normal" officeooo:rsid="00222f6c" officeooo:paragraph-rsid="00222f6c" style:font-style-asian="normal" style:font-style-complex="normal"/>
    </style:style>
    <style:style style:name="P39" style:family="paragraph" style:parent-style-name="Heading_20_5">
      <style:text-properties fo:font-style="normal" officeooo:rsid="0025cb80" style:font-style-asian="normal" style:font-style-complex="normal"/>
    </style:style>
    <style:style style:name="P40" style:family="paragraph" style:parent-style-name="Heading_20_5">
      <style:text-properties fo:font-style="normal" officeooo:rsid="002293a8" style:font-style-asian="normal" style:font-style-complex="normal"/>
    </style:style>
    <style:style style:name="P41" style:family="paragraph" style:parent-style-name="Heading_20_5">
      <style:text-properties fo:font-style="normal" officeooo:rsid="0024eea9" style:font-style-asian="normal" style:font-style-complex="normal"/>
    </style:style>
    <style:style style:name="P42" style:family="paragraph" style:parent-style-name="Heading_20_5">
      <style:paragraph-properties fo:break-before="page"/>
      <style:text-properties fo:font-style="normal" officeooo:rsid="0020368e" style:font-style-asian="normal" style:font-style-complex="normal"/>
    </style:style>
    <style:style style:name="P43" style:family="paragraph" style:parent-style-name="Table_20_Contents">
      <style:text-properties officeooo:rsid="001e9075" officeooo:paragraph-rsid="001e9075"/>
    </style:style>
    <style:style style:name="P44" style:family="paragraph" style:parent-style-name="Table_20_Contents">
      <style:text-properties officeooo:rsid="00244e0c" officeooo:paragraph-rsid="00244e0c"/>
    </style:style>
    <style:style style:name="P45" style:family="paragraph" style:parent-style-name="Table_20_Contents">
      <style:text-properties officeooo:rsid="0027e205" officeooo:paragraph-rsid="0027e205"/>
    </style:style>
    <style:style style:name="T1" style:family="text">
      <style:text-properties officeooo:rsid="001cf565"/>
    </style:style>
    <style:style style:name="T2" style:family="text">
      <style:text-properties style:text-underline-style="none" officeooo:rsid="001cf565"/>
    </style:style>
    <style:style style:name="T3" style:family="text">
      <style:text-properties fo:font-style="italic" officeooo:rsid="001e9075" style:font-style-asian="italic" style:font-style-complex="italic"/>
    </style:style>
    <style:style style:name="T4" style:family="text">
      <style:text-properties fo:font-style="italic" officeooo:rsid="0020368e" style:font-style-asian="italic" style:font-style-complex="italic"/>
    </style:style>
    <style:style style:name="T5" style:family="text">
      <style:text-properties fo:font-style="italic" officeooo:rsid="00222f6c" style:font-style-asian="italic" style:font-style-complex="italic"/>
    </style:style>
    <style:style style:name="T6" style:family="text">
      <style:text-properties fo:font-style="italic" officeooo:rsid="0024eea9" style:font-style-asian="italic" style:font-style-complex="italic"/>
    </style:style>
    <style:style style:name="T7" style:family="text">
      <style:text-properties fo:font-style="italic" officeooo:rsid="0025cb80" style:font-style-asian="italic" style:font-style-complex="italic"/>
    </style:style>
    <style:style style:name="T8" style:family="text">
      <style:text-properties fo:font-style="italic" officeooo:rsid="0025f826" style:font-style-asian="italic" style:font-style-complex="italic"/>
    </style:style>
    <style:style style:name="T9" style:family="text">
      <style:text-properties fo:font-style="normal" officeooo:rsid="001e9075" style:font-style-asian="normal" style:font-style-complex="normal"/>
    </style:style>
    <style:style style:name="T10" style:family="text">
      <style:text-properties fo:font-style="normal" officeooo:rsid="0020368e" style:font-style-asian="normal" style:font-style-complex="normal"/>
    </style:style>
    <style:style style:name="T11" style:family="text">
      <style:text-properties fo:font-style="normal" officeooo:rsid="00222f6c" style:font-style-asian="normal" style:font-style-complex="normal"/>
    </style:style>
    <style:style style:name="T12" style:family="text">
      <style:text-properties fo:font-style="normal" officeooo:rsid="002293a8" style:font-style-asian="normal" style:font-style-complex="normal"/>
    </style:style>
    <style:style style:name="T13" style:family="text">
      <style:text-properties fo:font-style="normal" officeooo:rsid="00244e0c" style:font-style-asian="normal" style:font-style-complex="normal"/>
    </style:style>
    <style:style style:name="T14" style:family="text">
      <style:text-properties fo:font-style="normal" officeooo:rsid="00244f41" style:font-style-asian="normal" style:font-style-complex="normal"/>
    </style:style>
    <style:style style:name="T15" style:family="text">
      <style:text-properties fo:font-style="normal" officeooo:rsid="0024eea9" style:font-style-asian="normal" style:font-style-complex="normal"/>
    </style:style>
    <style:style style:name="T16" style:family="text">
      <style:text-properties fo:font-style="normal" officeooo:rsid="002555c6" style:font-style-asian="normal" style:font-style-complex="normal"/>
    </style:style>
    <style:style style:name="T17" style:family="text">
      <style:text-properties fo:font-style="normal" officeooo:rsid="0025cb80" style:font-style-asian="normal" style:font-style-complex="normal"/>
    </style:style>
    <style:style style:name="T18" style:family="text">
      <style:text-properties fo:font-style="normal" officeooo:rsid="0025f826" style:font-style-asian="normal" style:font-style-complex="normal"/>
    </style:style>
    <style:style style:name="T19" style:family="text">
      <style:text-properties fo:font-style="normal" officeooo:rsid="0027e205" style:font-style-asian="normal" style:font-style-complex="normal"/>
    </style:style>
    <style:style style:name="T20" style:family="text">
      <style:text-properties fo:font-style="normal" officeooo:rsid="00299856" style:font-style-asian="normal" style:font-style-complex="normal"/>
    </style:style>
    <style:style style:name="T21" style:family="text">
      <style:text-properties fo:font-style="normal" officeooo:rsid="002aab4b" style:font-style-asian="normal" style:font-style-complex="normal"/>
    </style:style>
    <style:style style:name="T22" style:family="text">
      <style:text-properties fo:font-style="normal" officeooo:rsid="002b2b4b" style:font-style-asian="normal" style:font-style-complex="normal"/>
    </style:style>
    <style:style style:name="T23" style:family="text">
      <style:text-properties fo:font-style="normal" officeooo:rsid="002c8faf" style:font-style-asian="normal" style:font-style-complex="normal"/>
    </style:style>
    <style:style style:name="T24" style:family="text">
      <style:text-properties fo:font-style="normal" officeooo:rsid="002d69bb" style:font-style-asian="normal" style:font-style-complex="normal"/>
    </style:style>
    <style:style style:name="T25" style:family="text">
      <style:text-properties fo:font-style="normal" fo:font-weight="bold" officeooo:rsid="00222f6c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officeooo:rsid="00222f6c" style:font-style-asian="normal" style:font-weight-asian="normal" style:font-style-complex="normal" style:font-weight-complex="normal"/>
    </style:style>
    <style:style style:name="T27" style:family="text">
      <style:text-properties officeooo:rsid="000cce79"/>
    </style:style>
    <style:style style:name="T28" style:family="text">
      <style:text-properties officeooo:rsid="001e356c"/>
    </style:style>
    <style:style style:name="T29" style:family="text">
      <style:text-properties officeooo:rsid="001e9075"/>
    </style:style>
    <style:style style:name="T30" style:family="text">
      <style:text-properties officeooo:rsid="0020368e"/>
    </style:style>
    <style:style style:name="T31" style:family="text">
      <style:text-properties officeooo:rsid="002555c6"/>
    </style:style>
    <style:style style:name="T32" style:family="text">
      <style:text-properties officeooo:rsid="0025cb80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4.8043in" svg:y="4.4362in" svg:width="3.0618in" draw:z-index="0">
        <draw:text-box fo:min-height="1.2693in">
          <text:p text:style-name="P3">ATI sonic configuration</text:p>
          <text:p text:style-name="Standard">serial port: 9600 <text:span text:style-name="T29">E 7 1</text:span></text:p>
          <text:p text:style-name="Standard">Data quality algorithm (ON)</text:p>
          <text:p text:style-name="Standard">Shadow correction (ON)</text:p>
          <text:p text:style-name="Standard">Remove RH from temp calc (ON <text:span text:style-name="T27">+ </text:span>RH=0)</text:p>
          <text:p text:style-name="Standard">U,V,W,Ts @ 10hz output </text:p>
        </draw:text-box>
      </draw:frame>
      <text:p text:style-name="P14">A sonic anemometer and requisite datalogging setup are included in this shipment:</text:p>
      <text:list xml:id="list4171290392233042798" text:style-name="L1">
        <text:list-item>
          <text:p text:style-name="P15">ATI sonic anemometer with</text:p>
          <text:list>
            <text:list-item>
              <text:p text:style-name="P15">50' cable</text:p>
            </text:list-item>
            <text:list-item>
              <text:p text:style-name="P15">extension boom</text:p>
            </text:list-item>
            <text:list-item>
              <text:p text:style-name="P15">some U-bolts</text:p>
            </text:list-item>
          </text:list>
        </text:list-item>
        <text:list-item>
          <text:p text:style-name="P15">Fiberglass enclosure with</text:p>
          <text:list>
            <text:list-item>
              <text:p text:style-name="P15">datalogger (CR1000)</text:p>
            </text:list-item>
            <text:list-item>
              <text:p text:style-name="P15">keyboard display + cable</text:p>
            </text:list-item>
            <text:list-item>
              <text:p text:style-name="P15">battery + regulator/charger </text:p>
            </text:list-item>
            <text:list-item>
              <text:p text:style-name="P15">AC/DC power supply</text:p>
            </text:list-item>
          </text:list>
        </text:list-item>
        <text:list-item>
          <text:p text:style-name="P15">Additional supplies:</text:p>
          <text:list>
            <text:list-item>
              <text:p text:style-name="P15">two CompactFlash memory cards; all-in-one card reader and case</text:p>
            </text:list-item>
            <text:list-item>
              <text:p text:style-name="P15">power cable for separate 12VDC auto/marine battery</text:p>
            </text:list-item>
            <text:list-item>
              <text:p text:style-name="P15">cross-over ethernet cable for datalogger communication</text:p>
            </text:list-item>
            <text:list-item>
              <text:p text:style-name="P15">usb-serial adapter for (last resort) datalogger communication</text:p>
            </text:list-item>
            <text:list-item>
              <text:p text:style-name="P16">LoggerNet install CD</text:p>
            </text:list-item>
          </text:list>
        </text:list-item>
      </text:list>
      <text:h text:style-name="P35" text:outline-level="5">Software setup</text:h>
      <text:p text:style-name="P2"><text:span text:style-name="T1">The software settings of the sonic anemometer have been pre-set for operation with the datalogger </text:span><text:span text:style-name="T28">so</text:span><text:span text:style-name="T1"> the sonic is ready to go upon power-up. The </text:span><text:span text:style-name="T28">settings used </text:span><text:span text:style-name="T1">are </text:span><text:span text:style-name="T30">described here</text:span><text:span text:style-name="T1"> in case they are necessary.</text:span></text:p>
      <text:p text:style-name="P14"/>
      <text:p text:style-name="P7"><text:span text:style-name="T1">The datalogger is ready to </text:span><text:span text:style-name="T31">use after brief initial setup. </text:span><text:span text:style-name="T32">It is recommended to complete the initial setup before inserting a memory card.</text:span></text:p>
      <text:list xml:id="list6287365892518399176" text:style-name="L2">
        <text:list-item>
          <text:p text:style-name="P17">Update current date/time</text:p>
        </text:list-item>
        <text:list-item>
          <text:p text:style-name="P17">Review/change constants </text:p>
        </text:list-item>
      </text:list>
      <text:p text:style-name="P18"/>
      <text:p text:style-name="P6"><text:span text:style-name="T31">T</text:span><text:span text:style-name="T29">o modify </text:span><text:span text:style-name="T31">program constants</text:span><text:span text:style-name="T29">, </text:span><text:span text:style-name="T30">the datalogger must be running. N</text:span><text:span text:style-name="T29">avigate to the </text:span><text:span text:style-name="T3">Const Table</text:span><text:span text:style-name="T9"> submenu of the main program menu, select a parameter to modify and press 'Enter' to receive a new value prompt; </text:span><text:span text:style-name="T10">e</text:span><text:span text:style-name="T9">nter a new value </text:span><text:span text:style-name="T9">or press 'Cancel'. </text:span><text:span text:style-name="T16">The datalogger will recompile using the new parameters. </text:span></text:p>
      <text:p text:style-name="P19"/>
      <text:p text:style-name="P4"><text:span text:style-name="T10">Modifiable constants</text:span><text:span text:style-name="T9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>Default </text:p>
          </table:table-cell>
          <table:table-cell table:style-name="Table1.A1" office:value-type="string">
            <text:p text:style-name="P43">Units</text:p>
          </table:table-cell>
          <table:table-cell table:style-name="Table1.D1" office:value-type="string">
            <text:p text:style-name="P43">Valid entries</text:p>
          </table:table-cell>
        </table:table-row>
        <table:table-row>
          <table:table-cell table:style-name="Table1.A2" office:value-type="string">
            <text:p text:style-name="P43">DAYS_OF_DATA_STORAGE</text:p>
          </table:table-cell>
          <table:table-cell table:style-name="Table1.A2" office:value-type="string">
            <text:p text:style-name="P43">14</text:p>
          </table:table-cell>
          <table:table-cell table:style-name="Table1.A2" office:value-type="string">
            <text:p text:style-name="P43">days</text:p>
          </table:table-cell>
          <table:table-cell table:style-name="Table1.D2" office:value-type="string">
            <text:p text:style-name="P13"><text:span text:style-name="T29">-1 to autoallocate or a </text:span><text:span text:style-name="T30">positive</text:span><text:span text:style-name="T29"> integer # of days (within bounds of card space)</text:span></text:p>
          </table:table-cell>
        </table:table-row>
        <table:table-row>
          <table:table-cell table:style-name="Table1.A2" office:value-type="string">
            <text:p text:style-name="P43">STOP_WHEN_FULL</text:p>
          </table:table-cell>
          <table:table-cell table:style-name="Table1.A2" office:value-type="string">
            <text:p text:style-name="P43">1 (True)</text:p>
          </table:table-cell>
          <table:table-cell table:style-name="Table1.A2" office:value-type="string">
            <text:p text:style-name="P43">--</text:p>
          </table:table-cell>
          <table:table-cell table:style-name="Table1.D2" office:value-type="string">
            <text:p text:style-name="P43">0 to ring-fill cards; 1 to stop-fill</text:p>
          </table:table-cell>
        </table:table-row>
        <table:table-row>
          <table:table-cell table:style-name="Table1.A2" office:value-type="string">
            <text:p text:style-name="P43">AZIMUTH</text:p>
          </table:table-cell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3">degEofN</text:p>
          </table:table-cell>
          <table:table-cell table:style-name="Table1.D2" office:value-type="string">
            <text:p text:style-name="P13"><text:span text:style-name="T29">0-359; </text:span><text:span text:style-name="T4">bounds not enforced</text:span></text:p>
          </table:table-cell>
        </table:table-row>
        <table:table-row>
          <table:table-cell table:style-name="Table1.A2" office:value-type="string">
            <text:p text:style-name="P43">DECLINATION</text:p>
          </table:table-cell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3">degEofN</text:p>
          </table:table-cell>
          <table:table-cell table:style-name="Table1.D2" office:value-type="string">
            <text:p text:style-name="P13"><text:span text:style-name="T29">-</text:span><text:span text:style-name="T30">90 to 90;</text:span><text:span text:style-name="T29"> </text:span><text:span text:style-name="T4">bounds</text:span><text:span text:style-name="T3"> </text:span><text:span text:style-name="T4">not enforced</text:span></text:p>
          </table:table-cell>
        </table:table-row>
      </table:table>
      <text:p text:style-name="P20"/>
      <text:p text:style-name="P7"><text:span text:style-name="T32">The azimuth and declination are incorporated into instantaneous wind speed &amp; direction calculations, as well as in generated statistics. Specific values used are recorded in the </text:span><text:span text:style-name="T7">info</text:span><text:span text:style-name="T17"> data table. </text:span></text:p>
      <text:h text:style-name="P42" text:outline-level="5">Hardware setup</text:h>
      <text:p text:style-name="P21">Enclosure</text:p>
      <text:list xml:id="list8126637448870379065" text:style-name="L3">
        <text:list-item>
          <text:p text:style-name="P30"><text:span text:style-name="T10">If mains 120VAC power is available, plug in the grounded polarized 3-prong outlet </text:span><text:span text:style-name="T11">leading to the AC adapter mounted below the datalogger. </text:span><text:span text:style-name="T10">The system will use this power source and float-charge the battery(s). </text:span></text:p>
        </text:list-item>
        <text:list-item>
          <text:p text:style-name="P30"><text:span text:style-name="T10">If an auto/marine battery is </text:span><text:span text:style-name="T17">available</text:span><text:span text:style-name="T10">, locate the cable with </text:span><text:span text:style-name="T11">red/black spring clamps. P</text:span><text:span text:style-name="T10">lug the 2-prong molex connector </text:span><text:span text:style-name="T11">into the regulator/charger terminals marked </text:span><text:span text:style-name="T5">BATTERY - External Rechargeable Battery</text:span><text:span text:style-name="T11"> and attach the clamps to (+)/red and (-)/black battery terminals. </text:span></text:p>
        </text:list-item>
        <text:list-item>
          <text:p text:style-name="P31"><text:span text:style-name="T11">If the keyboard display is not attached, plug the cable into the </text:span><text:span text:style-name="T5">CS I/O</text:span><text:span text:style-name="T11"> port of the datalogger.</text:span></text:p>
        </text:list-item>
      </text:list>
      <text:p text:style-name="P21">Sonic anemometer</text:p>
      <text:list xml:id="list4527270534705440702" text:style-name="L4">
        <text:list-item>
          <text:p text:style-name="P22">Mount securely</text:p>
        </text:list-item>
        <text:list-item>
          <text:p text:style-name="P22">Attach cable and route into fiberglass enclosure</text:p>
        </text:list-item>
        <text:list-item>
          <text:p text:style-name="P32"><text:span text:style-name="T11">Connect positive and negative leads of power (red/black) cable to datalogger </text:span><text:span text:style-name="T25">12V </text:span><text:span text:style-name="T26">and </text:span><text:span text:style-name="T25">G</text:span><text:span text:style-name="T26"> terminals, respectively.</text:span></text:p>
        </text:list-item>
        <text:list-item>
          <text:p text:style-name="P29">Connect serial cable to matching DB9 plug mounted to enclosure</text:p>
        </text:list-item>
      </text:list>
      <text:h text:style-name="P36" text:outline-level="5">System On/Off</text:h>
      <text:p text:style-name="P10"><text:span text:style-name="T16">The system can be turned off and on </text:span><text:span text:style-name="T17">as a whole </text:span><text:span text:style-name="T16">using the small, labeled switch on the battery charger/regulator mounted below the datalogger. </text:span></text:p>
      <text:h text:style-name="P37" text:outline-level="5">Program operation</text:h>
      <text:p text:style-name="P5"><text:span text:style-name="T10">Upon powering up, the program will automatically begin measuring and recording data. The user can start/stop the recording of data by setting the </text:span><text:span text:style-name="T4">Recording? </text:span><text:span text:style-name="T10">menu item of the main menu to either </text:span><text:span text:style-name="T4">Yes</text:span><text:span text:style-name="T10"> or </text:span><text:span text:style-name="T4">No</text:span><text:span text:style-name="T10">. </text:span><text:span text:style-name="T11">If power is interrupted, the datalogger will resume recording data when power is restored. </text:span></text:p>
      <text:p text:style-name="P5"><text:span text:style-name="T11"><text:tab/>Data from the sonic anemometer can be viewed in real-time by selecting the </text:span><text:span text:style-name="T5">10Hz data</text:span><text:span text:style-name="T11"> submenu from the main program menu. Instant wind speed &amp; wind direction are displayed along with raw measurements from the sonic. </text:span></text:p>
      <text:p text:style-name="P6"><text:span text:style-name="T10"><text:tab/>A fan is mounted in the enclosure which activates at 30ºC by default. This threshold temperature can be changed via the </text:span><text:span text:style-name="T4">Fan SP, *C</text:span><text:span text:style-name="T10"> menu item on the main program menu. </text:span></text:p>
      <text:h text:style-name="P38" text:outline-level="5">Data Collection</text:h>
      <text:p text:style-name="P8"><text:span text:style-name="T11">A CompactFlash memory card must be used to store data since the datalogger itself has a small amount of memory. The retrieval of data </text:span><text:span text:style-name="T17">is</text:span><text:span text:style-name="T11"> two step: exchange memory cards, then convert the binary files on the card into readable text files. </text:span></text:p>
      <text:p text:style-name="P8"><text:span text:style-name="T12">Memory cards can be safely removed after pressing the labeled white button on the memory card module or anytime the datalogger is powered off; they may be inserted at any time. Prematurely ejecting the memory card will cause data in the buffer to be lost and could cause the </text:span><text:span text:style-name="T15">data frames</text:span><text:span text:style-name="T12"> to become malformed. Should this occur, the conversion program will typically indicate a repair needs to be performed. </text:span></text:p>
      <text:p text:style-name="P8"><text:soft-page-break/><text:span text:style-name="T12">The binary data files on the CF cards can be converted using one of several utilities provided by Campbell Scientific. Of the offerings, CardConvert is the most straightforward. </text:span><text:span text:style-name="T17">It is part of LoggerNet (see install CD)</text:span><text:span text:style-name="T12"> and is also freely available as part of the PC200W software package [http://www.campbellsci.com/pc200w]. Browse </text:span><text:span text:style-name="T17">its </text:span><text:span text:style-name="T12">options, which include the ability to split files by time. </text:span></text:p>
      <text:h text:style-name="P39" text:outline-level="5">Alternative Logger Communication</text:h>
      <text:p text:style-name="P23">If there is need to communicate with the datalogger directly, it can be done via the serial interface or network interface. </text:p>
      <text:p text:style-name="P11"><text:span text:style-name="T17">Setting up the serial interface is straightforward for users comfortable with RS-232 communications but since it has low throughput, the network interface is recommended. [PC200W is restricted to serial communications </text:span><text:span text:style-name="T18">only; LoggerNet is not] </text:span></text:p>
      <text:p text:style-name="P12"><text:span text:style-name="T18">The network interface can be connected directly to a PC using a cross-over ethernet cable (included). Since the datalogger possesses a static IP address, the PC must either also have a static IP address or have an alternate IP configuration established. </text:span><text:span text:style-name="T19">Setting an alternate configuration permits your computer to function normally on networks which broadcast </text:span><text:span text:style-name="T22">IP </text:span><text:span text:style-name="T19">addresses (DHCP) while still allowing it to 'fall back' to datalogger-compatible options when necessary. </text:span><text:span text:style-name="T18"><text:line-break/><text:tab/>On Windows </text:span><text:span text:style-name="T22">XP</text:span><text:span text:style-name="T18"> PCs, an alternate configuration can be created by navigating </text:span><text:span text:style-name="T8">My Computer</text:span><text:span text:style-name="T18"> &gt; </text:span><text:span text:style-name="T8">Control Panel</text:span><text:span text:style-name="T18"> &gt; </text:span><text:span text:style-name="T8">Network Connections</text:span><text:span text:style-name="T18"> &gt; Right-click [Local Area Connection-of-interest] &gt; </text:span><text:span text:style-name="T8">Properties</text:span><text:span text:style-name="T18"> &gt; </text:span><text:span text:style-name="T8">General</text:span><text:span text:style-name="T18"> tab &gt; </text:span><text:span text:style-name="T8">Internet Protocol (TCP/IP)</text:span><text:span text:style-name="T18"> [IPV4 if specified] &gt; </text:span><text:span text:style-name="T8">Properties</text:span><text:span text:style-name="T18"> button &gt; </text:span><text:span text:style-name="T8">Alternate Configuration</text:span><text:span text:style-name="T18"> tab &gt; </text:span><text:span text:style-name="T8">Use the following IP address:</text:span><text:span text:style-name="T18"> </text:span><text:span text:style-name="T19">and fill in these fields:</text:span></text:p>
      <text:list xml:id="list7859420316472484982" text:style-name="L5">
        <text:list-item>
          <text:p text:style-name="P24">IP Address: 192.168.174.xxx<text:line-break/>where xxx is different from the logger, but in the range 1-254. Try using 240</text:p>
        </text:list-item>
        <text:list-item>
          <text:p text:style-name="P24">Subnet mask: 255.255.255.0</text:p>
        </text:list-item>
      </text:list>
      <text:p text:style-name="P25">The exact navigation path will vary on newer versions of Windows but the procedure is similar. </text:p>
      <text:h text:style-name="P40" text:outline-level="5"><text:soft-page-break/>Data Tabl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4">Table name</text:p>
          </table:table-cell>
          <table:table-cell table:style-name="Table2.A1" office:value-type="string">
            <text:p text:style-name="P44">Record interval</text:p>
          </table:table-cell>
          <table:table-cell table:style-name="Table2.A1" office:value-type="string">
            <text:p text:style-name="P44">Column name</text:p>
          </table:table-cell>
          <table:table-cell table:style-name="Table2.A1" office:value-type="string">
            <text:p text:style-name="P44">Units</text:p>
          </table:table-cell>
          <table:table-cell table:style-name="Table2.E1" office:value-type="string">
            <text:p text:style-name="P44">Description</text:p>
          </table:table-cell>
        </table:table-row>
        <table:table-row>
          <table:table-cell table:style-name="Table2.A2" table:number-rows-spanned="5" office:value-type="string">
            <text:p text:style-name="P44">tsdata</text:p>
          </table:table-cell>
          <table:table-cell table:style-name="Table2.A2" table:number-rows-spanned="5" office:value-type="string">
            <text:p text:style-name="P44">100 ms</text:p>
          </table:table-cell>
          <table:table-cell table:style-name="Table2.A2" office:value-type="string">
            <text:p text:style-name="P44">Ux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horz wind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Uy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horz wind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Uz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vert wind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Ts</text:p>
          </table:table-cell>
          <table:table-cell table:style-name="Table2.A2" office:value-type="string">
            <text:p text:style-name="P44">C</text:p>
          </table:table-cell>
          <table:table-cell table:style-name="Table2.E2" office:value-type="string">
            <text:p text:style-name="P44">sonic (virtual) temp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diag</text:p>
          </table:table-cell>
          <table:table-cell table:style-name="Table2.A2" office:value-type="string">
            <text:p text:style-name="P44">bitmap</text:p>
          </table:table-cell>
          <table:table-cell table:style-name="Table2.E2" office:value-type="string">
            <text:p text:style-name="P44">*</text:p>
          </table:table-cell>
        </table:table-row>
        <table:table-row>
          <table:table-cell table:style-name="Table2.A2" table:number-rows-spanned="13" office:value-type="string">
            <text:p text:style-name="P44">stats</text:p>
          </table:table-cell>
          <table:table-cell table:style-name="Table2.A2" table:number-rows-spanned="13" office:value-type="string">
            <text:p text:style-name="P44">30 min</text:p>
          </table:table-cell>
          <table:table-cell table:style-name="Table2.A2" office:value-type="string">
            <text:p text:style-name="P44">Uz_Avg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mean vert wind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Uz_Std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vert wind std. dev.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Ts_Avg</text:p>
          </table:table-cell>
          <table:table-cell table:style-name="Table2.A2" office:value-type="string">
            <text:p text:style-name="P44">Celsius</text:p>
          </table:table-cell>
          <table:table-cell table:style-name="Table2.E2" office:value-type="string">
            <text:p text:style-name="P44">mean sonic temp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Ts_Std</text:p>
          </table:table-cell>
          <table:table-cell table:style-name="Table2.A2" office:value-type="string">
            <text:p text:style-name="P44">Celsius</text:p>
          </table:table-cell>
          <table:table-cell table:style-name="Table2.E2" office:value-type="string">
            <text:p text:style-name="P44">sonic temp std. dev.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WD_rslt_Avg</text:p>
          </table:table-cell>
          <table:table-cell table:style-name="Table2.A2" office:value-type="string">
            <text:p text:style-name="P44">degEofN</text:p>
          </table:table-cell>
          <table:table-cell table:style-name="Table2.E2" office:value-type="string">
            <text:p text:style-name="P44">mean resultant wind direction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WD_rslt_Std</text:p>
          </table:table-cell>
          <table:table-cell table:style-name="Table2.A2" office:value-type="string">
            <text:p text:style-name="P44">deg</text:p>
          </table:table-cell>
          <table:table-cell table:style-name="Table2.E2" office:value-type="string">
            <text:p text:style-name="P44">resultant wind direction std. dev.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WS_sclr_Avg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mean scalar wind speed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WS_sclr_Std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scalar wind speed std. dev.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WS_rslt_Std</text:p>
          </table:table-cell>
          <table:table-cell table:style-name="Table2.A2" office:value-type="string">
            <text:p text:style-name="P44">m/s</text:p>
          </table:table-cell>
          <table:table-cell table:style-name="Table2.E2" office:value-type="string">
            <text:p text:style-name="P44">mean resultant wind speed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baddata_Tot</text:p>
          </table:table-cell>
          <table:table-cell table:style-name="Table2.A2" office:value-type="string">
            <text:p text:style-name="P44">records</text:p>
          </table:table-cell>
          <table:table-cell table:style-name="Table2.E2" office:value-type="string">
            <text:p text:style-name="P44">number of flagged sonic data point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samples_Tot</text:p>
          </table:table-cell>
          <table:table-cell table:style-name="Table2.A2" office:value-type="string">
            <text:p text:style-name="P44">records</text:p>
          </table:table-cell>
          <table:table-cell table:style-name="Table2.E2" office:value-type="string">
            <text:p text:style-name="P44">number of data points collected this interval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inputpwr_Avg</text:p>
          </table:table-cell>
          <table:table-cell table:style-name="Table2.A2" office:value-type="string">
            <text:p text:style-name="P44">Volts</text:p>
          </table:table-cell>
          <table:table-cell table:style-name="Table2.E2" office:value-type="string">
            <text:p text:style-name="P44">mean datalogger power source voltage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4">panel_temp_Avg</text:p>
          </table:table-cell>
          <table:table-cell table:style-name="Table2.A2" office:value-type="string">
            <text:p text:style-name="P44">Celsius</text:p>
          </table:table-cell>
          <table:table-cell table:style-name="Table2.E2" office:value-type="string">
            <text:p text:style-name="P44">mean datalogger panel temperature</text:p>
          </table:table-cell>
        </table:table-row>
        <table:table-row>
          <table:table-cell table:style-name="Table2.A2" table:number-rows-spanned="6" office:value-type="string">
            <text:p text:style-name="P45">info</text:p>
          </table:table-cell>
          <table:table-cell table:style-name="Table2.A2" table:number-rows-spanned="6" office:value-type="string">
            <text:p text:style-name="P45">at every </text:p>
            <text:p text:style-name="P45">power-up</text:p>
          </table:table-cell>
          <table:table-cell table:style-name="Table2.A2" office:value-type="string">
            <text:p text:style-name="P45">sonic_azimuth</text:p>
          </table:table-cell>
          <table:table-cell table:style-name="Table2.A2" office:value-type="string">
            <text:p text:style-name="P45">degEofN</text:p>
          </table:table-cell>
          <table:table-cell table:style-name="Table2.E20" table:number-rows-spanned="2" office:value-type="string">
            <text:p text:style-name="P45">values used in stats computation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5">site_declination</text:p>
          </table:table-cell>
          <table:table-cell table:style-name="Table2.A2" office:value-type="string">
            <text:p text:style-name="P45">degEofN</text:p>
          </table:table-cell>
          <table:covered-table-cell/>
        </table:table-row>
        <table:table-row>
          <table:covered-table-cell/>
          <table:covered-table-cell/>
          <table:table-cell table:style-name="Table2.A2" office:value-type="string">
            <text:p text:style-name="P45">CompileResults</text:p>
          </table:table-cell>
          <table:table-cell table:style-name="Table2.A2" office:value-type="string">
            <text:p text:style-name="P45">--</text:p>
          </table:table-cell>
          <table:table-cell table:style-name="Table2.E20" table:number-rows-spanned="2" office:value-type="string">
            <text:p text:style-name="P45">post-compile messages from datalogger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5">CardStatus</text:p>
          </table:table-cell>
          <table:table-cell table:style-name="Table2.A2" office:value-type="string">
            <text:p text:style-name="P45">--</text:p>
          </table:table-cell>
          <table:covered-table-cell/>
        </table:table-row>
        <table:table-row>
          <table:covered-table-cell/>
          <table:covered-table-cell/>
          <table:table-cell table:style-name="Table2.A2" office:value-type="string">
            <text:p text:style-name="P45">RunSig</text:p>
          </table:table-cell>
          <table:table-cell table:style-name="Table2.A2" office:value-type="string">
            <text:p text:style-name="P45">--</text:p>
          </table:table-cell>
          <table:table-cell table:style-name="Table2.E20" table:number-rows-spanned="2" office:value-type="string">
            <text:p text:style-name="P45">unique identifiers; detect changes to program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P45">ProgSig</text:p>
          </table:table-cell>
          <table:table-cell table:style-name="Table2.A2" office:value-type="string">
            <text:p text:style-name="P45">--</text:p>
          </table:table-cell>
          <table:covered-table-cell/>
        </table:table-row>
      </table:table>
      <text:p text:style-name="P9"><text:span text:style-name="T13">* The diagnostic word is similar to a bitmap but isn't exactly. Data values from the sonic are mapped to consecutive placeholders: Ux, Uy, Uz, Ts = ones, tens, hundreds, thousands columns, </text:span><text:span text:style-name="T19">respectively</text:span><text:span text:style-name="T13">. If </text:span><text:span text:style-name="T19">a </text:span><text:span text:style-name="T13">data value was -99.99 </text:span><text:span text:style-name="T23">(</text:span><text:span text:style-name="T13">transducer error</text:span><text:span text:style-name="T23">)</text:span><text:span text:style-name="T13"> the corresponding column = 1; if the data value is +99.99 </text:span><text:span text:style-name="T23">(</text:span><text:span text:style-name="T13">data quality algorithm rejection</text:span><text:span text:style-name="T23">)</text:span><text:span text:style-name="T13"> the corresponding column = 2; </text:span><text:span text:style-name="T14">if the value is NAN, the corresponding column </text:span><text:span text:style-name="T19">= </text:span><text:span text:style-name="T14">3; </text:span><text:span text:style-name="T13">for no </text:span><text:span text:style-name="T23">flags</text:span><text:span text:style-name="T13">, the </text:span><text:span text:style-name="T14">corresponding column </text:span><text:span text:style-name="T19">=</text:span><text:span text:style-name="T14"> </text:span><text:span text:style-name="T13">0. </text:span><text:span text:style-name="T23">In the event of a data value being flagged, the value stored to the time-series table will be “NAN” instead of the flagged value.</text:span></text:p>
      <text:p text:style-name="P9"><text:span text:style-name="T13">I</text:span><text:span text:style-name="T19">f any </text:span><text:span text:style-name="T23">one of the four </text:span><text:span text:style-name="T14">data values </text:span><text:span text:style-name="T19">are invalid</text:span><text:span text:style-name="T13">, the diagnostic </text:span><text:span text:style-name="T14">word</text:span><text:span text:style-name="T13"> will be non-zero. </text:span><text:span text:style-name="T23">A</text:span><text:span text:style-name="T13"> naive comparison </text:span><text:span text:style-name="T23">(</text:span><text:span text:style-name="T24">diag </text:span><text:span text:style-name="T23">&gt; 0) </text:span><text:span text:style-name="T19">will </text:span><text:span text:style-name="T13">suffice for basic filtering. </text:span><text:span text:style-name="T19">To identify the reason for flagging,</text:span><text:span text:style-name="T13"> the </text:span><text:span text:style-name="T14">diagnostic word </text:span><text:span text:style-name="T13">can be decomposed using the above description. </text:span></text:p>
      <text:h text:style-name="P41" text:outline-level="5"><text:soft-page-break/>Troubleshooting</text:h>
      <text:p text:style-name="P26">Datalogger warns card is not being used: card was not blank and logger is refusing to overwrite data</text:p>
      <text:list xml:id="list5179925414184147865" text:style-name="L6">
        <text:list-item>
          <text:p text:style-name="P27">safely eject the card and insert a blank one instead OR</text:p>
        </text:list-item>
        <text:list-item>
          <text:p text:style-name="P33"><text:span text:style-name="T15">navigate to the </text:span><text:span text:style-name="T6">System Menu</text:span><text:span text:style-name="T15"> &gt; </text:span><text:span text:style-name="T6">PCCard</text:span><text:span text:style-name="T15"> &gt; </text:span><text:span text:style-name="T6">Format card</text:span><text:span text:style-name="T15"> </text:span><text:span text:style-name="T21">(and lose any data on card)</text:span></text:p>
        </text:list-item>
      </text:list>
      <text:p text:style-name="P26">No data from sonic anemometer</text:p>
      <text:list xml:id="list1683648615848672331" text:style-name="L7">
        <text:list-item>
          <text:p text:style-name="P28">12V power present? polarity is correct?</text:p>
        </text:list-item>
        <text:list-item>
          <text:p text:style-name="P34"><text:span text:style-name="T15">serial dongle </text:span><text:span text:style-name="T20">wiring disturbed? (is labeled on dongle cord)</text:span></text:p>
        </text:list-item>
        <text:list-item>
          <text:p text:style-name="P34"><text:span text:style-name="T15">software settings of sonic anemometer correct? </text:span><text:span text:style-name="T20">may need to connect w/ PC to check/modify 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- Patrick O'Keeffe<text:line-break/>pokeeffe@wsu.edu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6.9272in" style:type="right"/>
        </style:tab-stops>
      </style:paragraph-properties>
      <style:text-properties fo:font-style="italic" officeooo:paragraph-rsid="001cf565" style:font-style-asian="italic" style:font-style-complex="italic"/>
    </style:style>
    <style:style style:name="MT1" style:family="text">
      <style:text-properties officeooo:rsid="001cf565"/>
    </style:style>
    <style:style style:name="MT2" style:family="text">
      <style:text-properties style:text-underline-style="none" officeooo:rsid="001cf56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ta logging setup for single sonic anemometer (</text:span><text:span text:style-name="MT2">ATI</text:span><text:span text:style-name="MT1">) <text:tab/>2013 June 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1:49:55.49</meta:creation-date>
    <dc:date>2013-06-11T16:43:27.32</dc:date>
    <meta:editing-duration>PT3H5M57S</meta:editing-duration>
    <meta:editing-cycles>9</meta:editing-cycles>
    <meta:generator>LibreOffice/4.0.0.3$Windows_x86 LibreOffice_project/7545bee9c2a0782548772a21bc84a9dcc583b89</meta:generator>
    <meta:print-date>2013-06-11T13:55:11.33</meta:print-date>
    <meta:document-statistic meta:table-count="2" meta:image-count="0" meta:object-count="0" meta:page-count="5" meta:paragraph-count="170" meta:word-count="1383" meta:character-count="8462" meta:non-whitespace-character-count="7253"/>
  </office:meta>
</office:document-meta>
</file>